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1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2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3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4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1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2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3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4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5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2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5" office:value-type="string" calcext:value-type="string">
            <text:p>-</text:p>
          </table:table-cell>
          <table:table-cell table:style-name="ce57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50"/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Code Segment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F</text:p>
          </table:table-cell>
          <table:table-cell table:style-name="ce27" office:value-type="string" calcext:value-type="string">
            <text:p>Carry Flag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14" office:value-type="string" calcext:value-type="string">
            <text:p>BRANCH</text:p>
          </table:table-cell>
          <table:table-cell table:style-name="ce27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9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S</text:p>
          </table:table-cell>
          <table:table-cell table:style-name="ce17" office:value-type="string" calcext:value-type="string">
            <text:p>Stack Segment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DS</text:p>
          </table:table-cell>
          <table:table-cell table:style-name="ce17" office:value-type="string" calcext:value-type="string">
            <text:p>Data Segment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AS</text:p>
          </table:table-cell>
          <table:table-cell table:style-name="ce17" office:value-type="string" calcext:value-type="string">
            <text:p>Segment A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BS</text:p>
          </table:table-cell>
          <table:table-cell table:style-name="ce17" office:value-type="string" calcext:value-type="string">
            <text:p>Segment B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ES</text:p>
          </table:table-cell>
          <table:table-cell table:style-name="ce17" office:value-type="string" calcext:value-type="string">
            <text:p>Segment E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</text:p>
          </table:table-cell>
          <table:table-cell table:style-name="ce27" office:value-type="string" calcext:value-type="string" table:number-columns-spanned="3" table:number-rows-spanned="1">
            <text:p>Enabled</text:p>
          </table:table-cell>
          <table:covered-table-cell table:number-columns-repeated="2" table:style-name="ce27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FS</text:p>
          </table:table-cell>
          <table:table-cell table:style-name="ce17" office:value-type="string" calcext:value-type="string">
            <text:p>Segment 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GS</text:p>
          </table:table-cell>
          <table:table-cell table:style-name="ce9" office:value-type="string" calcext:value-type="string">
            <text:p>Segment G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32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9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32" office:value-type="string" calcext:value-type="string">
            <text:p>BRANCH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U</text:p>
          </table:table-cell>
          <table:table-cell table:style-name="ce17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9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9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9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17"/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BRANCH</text:p>
          </table:table-cell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17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9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9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9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49" office:value-type="string" calcext:value-type="string">
            <text:p>FP Registers</text:p>
          </table:table-cell>
          <table:table-cell table:number-columns-repeated="17"/>
          <table:table-cell table:style-name="ce62" office:value-type="string" calcext:value-type="string" table:number-columns-spanned="2" table:number-rows-spanned="1">
            <text:p>BRANCH</text:p>
          </table:table-cell>
          <table:covered-table-cell table:style-name="ce28"/>
          <table:table-cell table:style-name="ce27" office:value-type="string" calcext:value-type="string">
            <text:p>System saves ST and nex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9" office:value-type="string" calcext:value-type="string">
            <text:p>System saves ST and curren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6"/>
          <table:table-cell table:number-columns-repeated="20"/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32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 office:value-type="string" calcext:value-type="string">
            <text:p>0..7</text:p>
          </table:table-cell>
          <table:table-cell table:style-name="ce2" office:value-type="string" calcext:value-type="string" table:number-columns-spanned="3" table:number-rows-spanned="1">
            <text:p>I0..I7</text:p>
          </table:table-cell>
          <table:covered-table-cell table:number-columns-repeated="2" table:style-name="ce6"/>
          <table:table-cell table:style-name="ce49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B</text:p>
          </table:table-cell>
          <table:table-cell table:style-name="ce27" office:value-type="string" calcext:value-type="string">
            <text:p>Opcode Bas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or 2</text:p>
          </table:table-cell>
          <table:table-cell table:style-name="ce6"/>
          <table:table-cell table:style-name="ce28" office:value-type="string" calcext:value-type="string">
            <text:p>0x0</text:p>
          </table:table-cell>
          <table:table-cell table:style-name="ce27" office:value-type="string" calcext:value-type="string">
            <text:p>Absolute</text:p>
          </table:table-cell>
          <table:table-cell table:style-name="ce27" office:value-type="string" calcext:value-type="string">
            <text:p>[NV:u8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</text:p>
          </table:table-cell>
          <table:table-cell table:style-name="ce27" office:value-type="string" calcext:value-type="string">
            <text:p>Is Equal</text:p>
          </table:table-cell>
          <table:table-cell table:style-name="ce28" office:value-type="string" calcext:value-type="string">
            <text:p>ZF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</text:p>
          </table:table-cell>
          <table:table-cell table:style-name="ce27" office:value-type="string" calcext:value-type="string">
            <text:p>Is Above or Equal</text:p>
          </table:table-cell>
          <table:table-cell table:style-name="ce2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9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9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9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8" office:value-type="string" calcext:value-type="string">
            <text:p>regm</text:p>
          </table:table-cell>
          <table:table-cell table:style-name="ce27" office:value-type="string" calcext:value-type="string" table:number-columns-spanned="2" table:number-rows-spanned="1">
            <text:p>The main operand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rego/desc</text:p>
          </table:table-cell>
          <table:table-cell table:style-name="ce9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Z</text:p>
          </table:table-cell>
          <table:table-cell table:style-name="ce27" office:value-type="string" calcext:value-type="string">
            <text:p>Is Equal Zero</text:p>
          </table:table-cell>
          <table:table-cell table:style-name="ce28" office:value-type="string" calcext:value-type="string">
            <text:p>regm == 0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Z</text:p>
          </table:table-cell>
          <table:table-cell table:style-name="ce27" office:value-type="string" calcext:value-type="string">
            <text:p>Is Above or Equal Zero</text:p>
          </table:table-cell>
          <table:table-cell table:style-name="ce2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i</text:p>
          </table:table-cell>
          <table:table-cell table:style-name="ce27" office:value-type="string" calcext:value-type="string" table:number-columns-spanned="2" table:number-rows-spanned="1">
            <text:p>Base Index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adrm</text:p>
          </table:table-cell>
          <table:table-cell table:style-name="ce9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9" office:value-type="string" calcext:value-type="string">
            <text:p>Struct</text:p>
          </table:table-cell>
          <table:table-cell table:style-name="ce9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9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42" office:value-type="string" calcext:value-type="string">
            <text:p>NLV</text:p>
          </table:table-cell>
          <table:table-cell table:style-name="ce9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1</text:p>
          </table:table-cell>
          <table:table-cell table:style-name="ce27" office:value-type="string" calcext:value-type="string" table:number-columns-spanned="2" table:number-rows-spanned="1">
            <text:p>Register 1 for addressing mode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 office:value-type="string" calcext:value-type="string">
            <text:p>reg2</text:p>
          </table:table-cell>
          <table:table-cell table:style-name="ce9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57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57" office:value-type="string" calcext:value-type="string">
            <text:p>pnop</text:p>
          </table:table-cell>
          <table:table-cell table:style-name="ce57" table:number-columns-repeated="2"/>
          <table:table-cell table:style-name="ce57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57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57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57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57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57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57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57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57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57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57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57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57" office:value-type="string" calcext:value-type="string">
            <text:p>setc</text:p>
          </table:table-cell>
          <table:table-cell table:style-name="ce57" office:value-type="string" calcext:value-type="string">
            <text:p>clrc</text:p>
          </table:table-cell>
          <table:table-cell table:style-name="ce57" office:value-type="string" calcext:value-type="string">
            <text:p>setb</text:p>
          </table:table-cell>
          <table:table-cell table:style-name="ce57" office:value-type="string" calcext:value-type="string">
            <text:p>clrb</text:p>
          </table:table-cell>
          <table:table-cell table:style-name="ce57" office:value-type="string" calcext:value-type="string">
            <text:p>setv</text:p>
          </table:table-cell>
          <table:table-cell table:style-name="ce57" office:value-type="string" calcext:value-type="string">
            <text:p>clrv</text:p>
          </table:table-cell>
          <table:table-cell table:style-name="ce57" office:value-type="string" calcext:value-type="string">
            <text:p>setn</text:p>
          </table:table-cell>
          <table:table-cell table:style-name="ce57" office:value-type="string" calcext:value-type="string">
            <text:p>clrn</text:p>
          </table:table-cell>
          <table:table-cell table:style-name="ce57" office:value-type="string" calcext:value-type="string">
            <text:p>setz</text:p>
          </table:table-cell>
          <table:table-cell table:style-name="ce57" office:value-type="string" calcext:value-type="string">
            <text:p>clrz</text:p>
          </table:table-cell>
          <table:table-cell table:style-name="ce57" office:value-type="string" calcext:value-type="string">
            <text:p>seto</text:p>
          </table:table-cell>
          <table:table-cell table:style-name="ce57" office:value-type="string" calcext:value-type="string">
            <text:p>clro</text:p>
          </table:table-cell>
          <table:table-cell table:style-name="ce57" office:value-type="string" calcext:value-type="string">
            <text:p>togc</text:p>
          </table:table-cell>
          <table:table-cell table:style-name="ce57" office:value-type="string" calcext:value-type="string">
            <text:p>togn</text:p>
          </table:table-cell>
          <table:table-cell table:style-name="ce57" office:value-type="string" calcext:value-type="string">
            <text:p>togz</text:p>
          </table:table-cell>
          <table:table-cell table:style-name="ce57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57" office:value-type="string" calcext:value-type="string">
            <text:p>jr imm16</text:p>
          </table:table-cell>
          <table:table-cell table:style-name="ce57" office:value-type="string" calcext:value-type="string">
            <text:p>jr.cc imm16</text:p>
          </table:table-cell>
          <table:table-cell table:style-name="ce57" office:value-type="string" calcext:value-type="string">
            <text:p>jr.cc r32, imm16</text:p>
          </table:table-cell>
          <table:table-cell table:style-name="ce57" office:value-type="string" calcext:value-type="string">
            <text:p>ja imm32</text:p>
          </table:table-cell>
          <table:table-cell table:style-name="ce57" office:value-type="string" calcext:value-type="string">
            <text:p>ja r32</text:p>
          </table:table-cell>
          <table:table-cell table:style-name="ce57" office:value-type="string" calcext:value-type="string">
            <text:p>ja.cc imm32</text:p>
          </table:table-cell>
          <table:table-cell table:style-name="ce57" office:value-type="string" calcext:value-type="string">
            <text:p>ja.cc r32, imm32</text:p>
          </table:table-cell>
          <table:table-cell table:style-name="ce57" office:value-type="string" calcext:value-type="string">
            <text:p>xjmp r32</text:p>
          </table:table-cell>
          <table:table-cell table:style-name="ce57" office:value-type="string" calcext:value-type="string">
            <text:p>br imm16</text:p>
          </table:table-cell>
          <table:table-cell table:style-name="ce57" office:value-type="string" calcext:value-type="string">
            <text:p>br.cc imm16</text:p>
          </table:table-cell>
          <table:table-cell table:style-name="ce57" office:value-type="string" calcext:value-type="string">
            <text:p>br.cc r32, imm16</text:p>
          </table:table-cell>
          <table:table-cell table:style-name="ce57" office:value-type="string" calcext:value-type="string">
            <text:p>ba imm32</text:p>
          </table:table-cell>
          <table:table-cell table:style-name="ce57" office:value-type="string" calcext:value-type="string">
            <text:p>ba r32</text:p>
          </table:table-cell>
          <table:table-cell table:style-name="ce57" office:value-type="string" calcext:value-type="string">
            <text:p>ba.cc imm32</text:p>
          </table:table-cell>
          <table:table-cell table:style-name="ce57" office:value-type="string" calcext:value-type="string">
            <text:p>ba.cc r32, imm32</text:p>
          </table:table-cell>
          <table:table-cell table:style-name="ce57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57" office:value-type="string" calcext:value-type="string">
            <text:p>ret</text:p>
          </table:table-cell>
          <table:table-cell table:style-name="ce57" office:value-type="string" calcext:value-type="string">
            <text:p>iret</text:p>
          </table:table-cell>
          <table:table-cell table:style-name="ce57" office:value-type="string" calcext:value-type="string">
            <text:p>int</text:p>
          </table:table-cell>
          <table:table-cell table:style-name="ce57"/>
          <table:table-cell table:style-name="ce57" office:value-type="string" calcext:value-type="string">
            <text:p>enter</text:p>
          </table:table-cell>
          <table:table-cell table:style-name="ce57" office:value-type="string" calcext:value-type="string">
            <text:p>enter imm16</text:p>
          </table:table-cell>
          <table:table-cell table:style-name="ce57" office:value-type="string" calcext:value-type="string">
            <text:p>enter r16</text:p>
          </table:table-cell>
          <table:table-cell table:style-name="ce57" office:value-type="string" calcext:value-type="string">
            <text:p>leave</text:p>
          </table:table-cell>
          <table:table-cell table:style-name="ce57" table:content-validation-name="val25" office:value-type="string" calcext:value-type="string">
            <text:p>mvtcs r16</text:p>
          </table:table-cell>
          <table:table-cell table:style-name="ce57" table:content-validation-name="val26" office:value-type="string" calcext:value-type="string">
            <text:p>mvtstd r32</text:p>
          </table:table-cell>
          <table:table-cell table:style-name="ce57" office:value-type="string" calcext:value-type="string">
            <text:p>mvfir r32, ir32</text:p>
          </table:table-cell>
          <table:table-cell table:style-name="ce57"/>
          <table:table-cell table:style-name="ce57" office:value-type="string" calcext:value-type="string">
            <text:p>mvfisp r32</text:p>
          </table:table-cell>
          <table:table-cell table:style-name="ce57" office:value-type="string" calcext:value-type="string">
            <text:p>mvtisp r32</text:p>
          </table:table-cell>
          <table:table-cell table:style-name="ce57" table:number-columns-repeated="2"/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57" table:number-columns-repeated="4"/>
          <table:table-cell table:style-name="ce57" table:content-validation-name="val14" office:value-type="string" calcext:value-type="string">
            <text:p>mveq r32, r32, r8, imm8</text:p>
          </table:table-cell>
          <table:table-cell table:style-name="ce57" table:content-validation-name="val15" office:value-type="string" calcext:value-type="string">
            <text:p>mveq r32, r32, r16, imm16</text:p>
          </table:table-cell>
          <table:table-cell table:style-name="ce57" table:content-validation-name="val16" office:value-type="string" calcext:value-type="string">
            <text:p>mveq r32, r32, r32, imm32</text:p>
          </table:table-cell>
          <table:table-cell table:style-name="ce57"/>
          <table:table-cell table:style-name="ce57" office:value-type="string" calcext:value-type="string">
            <text:p>cvbtw r32, r8</text:p>
          </table:table-cell>
          <table:table-cell table:style-name="ce57" office:value-type="string" calcext:value-type="string">
            <text:p>cvbtw r32, d8</text:p>
          </table:table-cell>
          <table:table-cell table:style-name="ce57" office:value-type="string" calcext:value-type="string">
            <text:p>cvhtw r32, r16</text:p>
          </table:table-cell>
          <table:table-cell table:style-name="ce57" office:value-type="string" calcext:value-type="string">
            <text:p>cvhtw r32, d16</text:p>
          </table:table-cell>
          <table:table-cell table:style-name="ce57" office:value-type="string" calcext:value-type="string">
            <text:p>cvbth r16, r8</text:p>
          </table:table-cell>
          <table:table-cell table:style-name="ce57" office:value-type="string" calcext:value-type="string">
            <text:p>cvbth r16, d8</text:p>
          </table:table-cell>
          <table:table-cell table:style-name="ce57"/>
          <table:table-cell table:style-name="ce57" table:content-validation-name="val33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57" office:value-type="string" calcext:value-type="string">
            <text:p>pop r8</text:p>
          </table:table-cell>
          <table:table-cell table:style-name="ce57" office:value-type="string" calcext:value-type="string">
            <text:p>pop r16</text:p>
          </table:table-cell>
          <table:table-cell table:style-name="ce57" office:value-type="string" calcext:value-type="string">
            <text:p>pop r32</text:p>
          </table:table-cell>
          <table:table-cell table:style-name="ce57" table:content-validation-name="val4" office:value-type="string" calcext:value-type="string">
            <text:p>pop mem8</text:p>
          </table:table-cell>
          <table:table-cell table:style-name="ce57" office:value-type="string" calcext:value-type="string">
            <text:p>psh r8</text:p>
          </table:table-cell>
          <table:table-cell table:style-name="ce57" office:value-type="string" calcext:value-type="string">
            <text:p>psh r16</text:p>
          </table:table-cell>
          <table:table-cell table:style-name="ce57" office:value-type="string" calcext:value-type="string">
            <text:p>psh r32</text:p>
          </table:table-cell>
          <table:table-cell table:style-name="ce57" table:content-validation-name="val17" office:value-type="string" calcext:value-type="string">
            <text:p>psh mem8</text:p>
          </table:table-cell>
          <table:table-cell table:style-name="ce57" office:value-type="string" calcext:value-type="string">
            <text:p>psh imm8</text:p>
          </table:table-cell>
          <table:table-cell table:style-name="ce57" office:value-type="string" calcext:value-type="string">
            <text:p>psh imm16</text:p>
          </table:table-cell>
          <table:table-cell table:style-name="ce57" office:value-type="string" calcext:value-type="string">
            <text:p>psh imm32</text:p>
          </table:table-cell>
          <table:table-cell table:style-name="ce57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57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57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57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57" office:value-type="string" calcext:value-type="string">
            <text:p>updfp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57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57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57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57" table:content-validation-name="val5" office:value-type="string" calcext:value-type="string">
            <text:p>lea r8, mem32</text:p>
          </table:table-cell>
          <table:table-cell table:style-name="ce57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57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57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57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57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57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57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57" table:content-validation-name="val27" office:value-type="string" calcext:value-type="string">
            <text:p>sea mem32, r8</text:p>
          </table:table-cell>
          <table:table-cell table:style-name="ce57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57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57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57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57" office:value-type="string" calcext:value-type="string">
            <text:p>mov r8, r8</text:p>
          </table:table-cell>
          <table:table-cell table:style-name="ce57" office:value-type="string" calcext:value-type="string">
            <text:p>mov r16, r16</text:p>
          </table:table-cell>
          <table:table-cell table:style-name="ce57" office:value-type="string" calcext:value-type="string">
            <text:p>mov r32, r32</text:p>
          </table:table-cell>
          <table:table-cell table:style-name="ce57" table:content-validation-name="val6" office:value-type="string" calcext:value-type="string">
            <text:p>mov r8, imm8</text:p>
          </table:table-cell>
          <table:table-cell table:style-name="ce57" office:value-type="string" calcext:value-type="string">
            <text:p>mov mem8, imm8</text:p>
          </table:table-cell>
          <table:table-cell table:style-name="ce57" office:value-type="string" calcext:value-type="string">
            <text:p>mov mem16, imm16</text:p>
          </table:table-cell>
          <table:table-cell table:style-name="ce57" office:value-type="string" calcext:value-type="string">
            <text:p>mov mem32, imm32</text:p>
          </table:table-cell>
          <table:table-cell table:style-name="ce57" table:content-validation-name="val18" office:value-type="string" calcext:value-type="string">
            <text:p>mov mem8, reg8</text:p>
          </table:table-cell>
          <table:table-cell table:style-name="ce57" office:value-type="string" calcext:value-type="string">
            <text:p>xchg r8, r8</text:p>
          </table:table-cell>
          <table:table-cell table:style-name="ce57" office:value-type="string" calcext:value-type="string">
            <text:p>xchg r16, r16</text:p>
          </table:table-cell>
          <table:table-cell table:style-name="ce57" office:value-type="string" calcext:value-type="string">
            <text:p>xchg r32, r32</text:p>
          </table:table-cell>
          <table:table-cell table:style-name="ce57" table:content-validation-name="val28" office:value-type="string" calcext:value-type="string">
            <text:p>xchg reg8, mem8</text:p>
          </table:table-cell>
          <table:table-cell table:style-name="ce57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57" office:value-type="string" calcext:value-type="string">
            <text:p>adc r8, r8</text:p>
          </table:table-cell>
          <table:table-cell table:style-name="ce57" office:value-type="string" calcext:value-type="string">
            <text:p>adc r16, r16</text:p>
          </table:table-cell>
          <table:table-cell table:style-name="ce57" office:value-type="string" calcext:value-type="string">
            <text:p>adc r32, r32</text:p>
          </table:table-cell>
          <table:table-cell table:style-name="ce57" table:content-validation-name="val7" office:value-type="string" calcext:value-type="string">
            <text:p>adc r8, imm8</text:p>
          </table:table-cell>
          <table:table-cell table:style-name="ce57" office:value-type="string" calcext:value-type="string">
            <text:p>add r8, r8</text:p>
          </table:table-cell>
          <table:table-cell table:style-name="ce57" office:value-type="string" calcext:value-type="string">
            <text:p>add r16, r16</text:p>
          </table:table-cell>
          <table:table-cell table:style-name="ce57" office:value-type="string" calcext:value-type="string">
            <text:p>add r32, r32</text:p>
          </table:table-cell>
          <table:table-cell table:style-name="ce57" table:content-validation-name="val19" office:value-type="string" calcext:value-type="string">
            <text:p>add r8, imm8</text:p>
          </table:table-cell>
          <table:table-cell table:style-name="ce57" office:value-type="string" calcext:value-type="string">
            <text:p>sbb r8, r8</text:p>
          </table:table-cell>
          <table:table-cell table:style-name="ce57" office:value-type="string" calcext:value-type="string">
            <text:p>sbb r16, r16</text:p>
          </table:table-cell>
          <table:table-cell table:style-name="ce57" office:value-type="string" calcext:value-type="string">
            <text:p>sbb r32, r32</text:p>
          </table:table-cell>
          <table:table-cell table:style-name="ce57" table:content-validation-name="val29" office:value-type="string" calcext:value-type="string">
            <text:p>sbb r8, imm8</text:p>
          </table:table-cell>
          <table:table-cell table:style-name="ce57" office:value-type="string" calcext:value-type="string">
            <text:p>sub r8, r8</text:p>
          </table:table-cell>
          <table:table-cell table:style-name="ce57" office:value-type="string" calcext:value-type="string">
            <text:p>sub r16, r16</text:p>
          </table:table-cell>
          <table:table-cell table:style-name="ce57" office:value-type="string" calcext:value-type="string">
            <text:p>sub r32, r32</text:p>
          </table:table-cell>
          <table:table-cell table:style-name="ce57" table:content-validation-name="val34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57" office:value-type="string" calcext:value-type="string">
            <text:p>mul r8, r8</text:p>
          </table:table-cell>
          <table:table-cell table:style-name="ce57" office:value-type="string" calcext:value-type="string">
            <text:p>mul r16, r16</text:p>
          </table:table-cell>
          <table:table-cell table:style-name="ce57" office:value-type="string" calcext:value-type="string">
            <text:p>mul r32, r32</text:p>
          </table:table-cell>
          <table:table-cell table:style-name="ce57" table:content-validation-name="val8" office:value-type="string" calcext:value-type="string">
            <text:p>mul r8, imm8</text:p>
          </table:table-cell>
          <table:table-cell table:style-name="ce57" office:value-type="string" calcext:value-type="string">
            <text:p>hmul r32, r32, r32</text:p>
          </table:table-cell>
          <table:table-cell table:style-name="ce57" office:value-type="string" calcext:value-type="string">
            <text:p>hmul r32, r32, mem32</text:p>
          </table:table-cell>
          <table:table-cell table:style-name="ce57" office:value-type="string" calcext:value-type="string">
            <text:p>hsmul r32, r32, r32</text:p>
          </table:table-cell>
          <table:table-cell table:style-name="ce57" office:value-type="string" calcext:value-type="string">
            <text:p>hsmul r32, r32, mem32</text:p>
          </table:table-cell>
          <table:table-cell table:style-name="ce57" table:number-columns-repeated="4"/>
          <table:table-cell table:style-name="ce57" office:value-type="string" calcext:value-type="string">
            <text:p>div r8, r8</text:p>
          </table:table-cell>
          <table:table-cell table:style-name="ce57" office:value-type="string" calcext:value-type="string">
            <text:p>div r16, r16</text:p>
          </table:table-cell>
          <table:table-cell table:style-name="ce57" office:value-type="string" calcext:value-type="string">
            <text:p>div r32, r32</text:p>
          </table:table-cell>
          <table:table-cell table:style-name="ce57" table:content-validation-name="val35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57" office:value-type="string" calcext:value-type="string">
            <text:p>mod r8, r8</text:p>
          </table:table-cell>
          <table:table-cell table:style-name="ce57" office:value-type="string" calcext:value-type="string">
            <text:p>mod r16, r16</text:p>
          </table:table-cell>
          <table:table-cell table:style-name="ce57" office:value-type="string" calcext:value-type="string">
            <text:p>mod r32, r32</text:p>
          </table:table-cell>
          <table:table-cell table:style-name="ce57" table:content-validation-name="val9" office:value-type="string" calcext:value-type="string">
            <text:p>mod r8, imm8</text:p>
          </table:table-cell>
          <table:table-cell table:style-name="ce57" office:value-type="string" calcext:value-type="string">
            <text:p>cmp r8, r8</text:p>
          </table:table-cell>
          <table:table-cell table:style-name="ce57" office:value-type="string" calcext:value-type="string">
            <text:p>cmp r16, r16</text:p>
          </table:table-cell>
          <table:table-cell table:style-name="ce57" office:value-type="string" calcext:value-type="string">
            <text:p>cmp r32, r32</text:p>
          </table:table-cell>
          <table:table-cell table:style-name="ce57" table:content-validation-name="val20" office:value-type="string" calcext:value-type="string">
            <text:p>cmp r8, imm8</text:p>
          </table:table-cell>
          <table:table-cell table:style-name="ce57" table:number-columns-repeated="8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57" office:value-type="string" calcext:value-type="string">
            <text:p>and r8, r8</text:p>
          </table:table-cell>
          <table:table-cell table:style-name="ce57" office:value-type="string" calcext:value-type="string">
            <text:p>and r16, r16</text:p>
          </table:table-cell>
          <table:table-cell table:style-name="ce57" office:value-type="string" calcext:value-type="string">
            <text:p>and r32, r32</text:p>
          </table:table-cell>
          <table:table-cell table:style-name="ce57" table:content-validation-name="val10" office:value-type="string" calcext:value-type="string">
            <text:p>and r8, imm8</text:p>
          </table:table-cell>
          <table:table-cell table:style-name="ce57" office:value-type="string" calcext:value-type="string">
            <text:p>or r8, r8</text:p>
          </table:table-cell>
          <table:table-cell table:style-name="ce57" office:value-type="string" calcext:value-type="string">
            <text:p>or r16, r16</text:p>
          </table:table-cell>
          <table:table-cell table:style-name="ce57" office:value-type="string" calcext:value-type="string">
            <text:p>or r32, r32</text:p>
          </table:table-cell>
          <table:table-cell table:style-name="ce57" table:content-validation-name="val21" office:value-type="string" calcext:value-type="string">
            <text:p>or r8, imm8</text:p>
          </table:table-cell>
          <table:table-cell table:style-name="ce57" office:value-type="string" calcext:value-type="string">
            <text:p>xor r8, r8</text:p>
          </table:table-cell>
          <table:table-cell table:style-name="ce57" office:value-type="string" calcext:value-type="string">
            <text:p>xor r16, r16</text:p>
          </table:table-cell>
          <table:table-cell table:style-name="ce57" office:value-type="string" calcext:value-type="string">
            <text:p>xor r32, r32</text:p>
          </table:table-cell>
          <table:table-cell table:style-name="ce57" table:content-validation-name="val30" office:value-type="string" calcext:value-type="string">
            <text:p>xor r8, imm8</text:p>
          </table:table-cell>
          <table:table-cell table:style-name="ce57" table:number-columns-repeated="2"/>
          <table:table-cell table:style-name="ce57" table:content-validation-name="val32" office:value-type="string" calcext:value-type="string">
            <text:p>bt r8</text:p>
          </table:table-cell>
          <table:table-cell table:style-name="ce57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57" office:value-type="string" calcext:value-type="string">
            <text:p>lsh r8, r8</text:p>
          </table:table-cell>
          <table:table-cell table:style-name="ce57" office:value-type="string" calcext:value-type="string">
            <text:p>lsh r16, r16</text:p>
          </table:table-cell>
          <table:table-cell table:style-name="ce57" office:value-type="string" calcext:value-type="string">
            <text:p>lsh r32, r32</text:p>
          </table:table-cell>
          <table:table-cell table:style-name="ce57" table:content-validation-name="val11" office:value-type="string" calcext:value-type="string">
            <text:p>lsh r8, imm8</text:p>
          </table:table-cell>
          <table:table-cell table:style-name="ce57" office:value-type="string" calcext:value-type="string">
            <text:p>rsh r8, r8</text:p>
          </table:table-cell>
          <table:table-cell table:style-name="ce57" office:value-type="string" calcext:value-type="string">
            <text:p>rsh r16, r16</text:p>
          </table:table-cell>
          <table:table-cell table:style-name="ce57" office:value-type="string" calcext:value-type="string">
            <text:p>rsh r32, r32</text:p>
          </table:table-cell>
          <table:table-cell table:style-name="ce57" table:content-validation-name="val22" office:value-type="string" calcext:value-type="string">
            <text:p>rsh r8, imm8</text:p>
          </table:table-cell>
          <table:table-cell table:style-name="ce57" office:value-type="string" calcext:value-type="string">
            <text:p>lrot r8, r8</text:p>
          </table:table-cell>
          <table:table-cell table:style-name="ce57" office:value-type="string" calcext:value-type="string">
            <text:p>lrot r16, r16</text:p>
          </table:table-cell>
          <table:table-cell table:style-name="ce57" office:value-type="string" calcext:value-type="string">
            <text:p>lrot r32, r32</text:p>
          </table:table-cell>
          <table:table-cell table:style-name="ce57" table:content-validation-name="val31" office:value-type="string" calcext:value-type="string">
            <text:p>lrot r8, imm8</text:p>
          </table:table-cell>
          <table:table-cell table:style-name="ce57" office:value-type="string" calcext:value-type="string">
            <text:p>rrot r8, r8</text:p>
          </table:table-cell>
          <table:table-cell table:style-name="ce57" office:value-type="string" calcext:value-type="string">
            <text:p>rrot r16, r16</text:p>
          </table:table-cell>
          <table:table-cell table:style-name="ce57" office:value-type="string" calcext:value-type="string">
            <text:p>rrot r32, r32</text:p>
          </table:table-cell>
          <table:table-cell table:style-name="ce57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57" table:content-validation-name="val1" office:value-type="string" calcext:value-type="string">
            <text:p>fmvs r32, fpr</text:p>
          </table:table-cell>
          <table:table-cell table:style-name="ce57" table:content-validation-name="val2" office:value-type="string" calcext:value-type="string">
            <text:p>fadc fpr, fpr, fpr</text:p>
          </table:table-cell>
          <table:table-cell table:style-name="ce57" table:content-validation-name="val3" office:value-type="string" calcext:value-type="string">
            <text:p>fcmp r32, fpr, fpr</text:p>
          </table:table-cell>
          <table:table-cell table:style-name="ce57" table:content-validation-name="val12" office:value-type="string" calcext:value-type="string">
            <text:p>ffloor fpr, fpr</text:p>
          </table:table-cell>
          <table:table-cell table:style-name="ce57" table:number-columns-repeated="3"/>
          <table:table-cell table:style-name="ce57" table:content-validation-name="val23" office:value-type="string" calcext:value-type="string">
            <text:p>fsteq r32, fpr, fpr</text:p>
          </table:table-cell>
          <table:table-cell table:style-name="ce57" table:number-columns-repeated="5"/>
          <table:table-cell table:style-name="ce57" office:value-type="string" calcext:value-type="string">
            <text:p>bswap r16</text:p>
          </table:table-cell>
          <table:table-cell table:style-name="ce57" office:value-type="string" calcext:value-type="string">
            <text:p>bswap r32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57" office:value-type="string" calcext:value-type="string">
            <text:p>inc r8</text:p>
          </table:table-cell>
          <table:table-cell table:style-name="ce57" office:value-type="string" calcext:value-type="string">
            <text:p>inc r16</text:p>
          </table:table-cell>
          <table:table-cell table:style-name="ce57" office:value-type="string" calcext:value-type="string">
            <text:p>inc r32</text:p>
          </table:table-cell>
          <table:table-cell table:style-name="ce57"/>
          <table:table-cell table:style-name="ce57" office:value-type="string" calcext:value-type="string">
            <text:p>dec r8</text:p>
          </table:table-cell>
          <table:table-cell table:style-name="ce57" office:value-type="string" calcext:value-type="string">
            <text:p>dec r16</text:p>
          </table:table-cell>
          <table:table-cell table:style-name="ce57" office:value-type="string" calcext:value-type="string">
            <text:p>dec r32</text:p>
          </table:table-cell>
          <table:table-cell table:style-name="ce57"/>
          <table:table-cell table:style-name="ce57" office:value-type="string" calcext:value-type="string">
            <text:p>neg r8</text:p>
          </table:table-cell>
          <table:table-cell table:style-name="ce57" office:value-type="string" calcext:value-type="string">
            <text:p>neg r16</text:p>
          </table:table-cell>
          <table:table-cell table:style-name="ce57" office:value-type="string" calcext:value-type="string">
            <text:p>neg r32</text:p>
          </table:table-cell>
          <table:table-cell table:style-name="ce57"/>
          <table:table-cell table:style-name="ce57" office:value-type="string" calcext:value-type="string">
            <text:p>not r8</text:p>
          </table:table-cell>
          <table:table-cell table:style-name="ce57" office:value-type="string" calcext:value-type="string">
            <text:p>not r16</text:p>
          </table:table-cell>
          <table:table-cell table:style-name="ce57" office:value-type="string" calcext:value-type="string">
            <text:p>not r32</text:p>
          </table:table-cell>
          <table:table-cell table:style-name="ce57"/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57" office:value-type="string" calcext:value-type="string">
            <text:p>in r8, r16</text:p>
          </table:table-cell>
          <table:table-cell table:style-name="ce57" office:value-type="string" calcext:value-type="string">
            <text:p>in r16, r16</text:p>
          </table:table-cell>
          <table:table-cell table:style-name="ce57" office:value-type="string" calcext:value-type="string">
            <text:p>in r32, r16</text:p>
          </table:table-cell>
          <table:table-cell table:style-name="ce57" table:content-validation-name="val13" office:value-type="string" calcext:value-type="string">
            <text:p>in r8, imm8</text:p>
          </table:table-cell>
          <table:table-cell table:style-name="ce57" office:value-type="string" calcext:value-type="string">
            <text:p>out r16, r8</text:p>
          </table:table-cell>
          <table:table-cell table:style-name="ce57" office:value-type="string" calcext:value-type="string">
            <text:p>out r16, r16</text:p>
          </table:table-cell>
          <table:table-cell table:style-name="ce57" office:value-type="string" calcext:value-type="string">
            <text:p>out r16, r32</text:p>
          </table:table-cell>
          <table:table-cell table:style-name="ce57" table:content-validation-name="val24" office:value-type="string" calcext:value-type="string">
            <text:p>in imm8, r8</text:p>
          </table:table-cell>
          <table:table-cell table:style-name="ce57" office:value-type="string" calcext:value-type="string">
            <text:p>halt</text:p>
          </table:table-cell>
          <table:table-cell table:style-name="ce57" office:value-type="string" calcext:value-type="string">
            <text:p>wait</text:p>
          </table:table-cell>
          <table:table-cell table:style-name="ce57" office:value-type="string" calcext:value-type="string">
            <text:p>stop</text:p>
          </table:table-cell>
          <table:table-cell table:style-name="ce57" office:value-type="string" calcext:value-type="string">
            <text:p>[PREFIX AS]</text:p>
          </table:table-cell>
          <table:table-cell table:style-name="ce57" office:value-type="string" calcext:value-type="string">
            <text:p>[PREFIX BS]</text:p>
          </table:table-cell>
          <table:table-cell table:style-name="ce57" office:value-type="string" calcext:value-type="string">
            <text:p>[PREFIX ES]</text:p>
          </table:table-cell>
          <table:table-cell table:style-name="ce57" office:value-type="string" calcext:value-type="string">
            <text:p>[PREFIX FS]</text:p>
          </table:table-cell>
          <table:table-cell table:style-name="ce57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sf r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sf r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sf r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std r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cs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sf r32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r8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ptd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ss r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sf r32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itd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ds r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sf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r32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ul r8, mem8</text:p>
          </table:table-cell>
          <table:table-cell table:number-columns-repeated="4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vtas r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ul r16, mem16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vtbs r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ul r32, mem32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vtes r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mvtfs r8</text:p>
          </table:table-cell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mvtgs r8</text:p>
          </table:table-cell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floor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eil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addi fpr, fpr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round fpr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cvtb r8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vth r16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ubi fpr, fpr, r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cvtw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cvtsb r8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cvtsh r16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cvtsw r32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cvfb fpr, r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cvfh fpr, r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vfw fpr, r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cvfsb fpr, r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cvfsh fpr, r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rot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rot r16, imm8</text:p>
          </table:table-cell>
          <table:table-cell table:number-columns-repeated="4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cvfsw fpr, r32</text:p>
          </table:table-cell>
          <table:table-cell table:style-name="ce50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rot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rot r32, imm8</text:p>
          </table:table-cell>
          <table:table-cell table:number-columns-repeated="4"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dbtsg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4" table:formula="of:=CONCATENATE([.C3])" office:value-type="string" office:string-value="nop" calcext:value-type="string">
            <text:p>nop</text:p>
          </table:table-cell>
          <table:table-cell table:style-name="ce53" table:formula="of:=CONCATENATE([.D3])" office:value-type="string" office:string-value="pnop" calcext:value-type="string">
            <text:p>pnop</text:p>
          </table:table-cell>
          <table:table-cell table:style-name="ce57" table:formula="of:=CONCATENATE([.E3])">
            <text:p/>
          </table:table-cell>
          <table:table-cell table:style-name="ce57" table:formula="of:=CONCATENATE([.F3])">
            <text:p/>
          </table:table-cell>
          <table:table-cell table:style-name="ce53" table:formula="of:=CONCATENATE([.G3])" office:value-type="string" office:string-value="jaes imm32" calcext:value-type="string">
            <text:p>jaes imm32</text:p>
          </table:table-cell>
          <table:table-cell table:style-name="ce53" table:formula="of:=CONCATENATE([.H3])" office:value-type="string" office:string-value="jaes r32" calcext:value-type="string">
            <text:p>jaes r32</text:p>
          </table:table-cell>
          <table:table-cell table:style-name="ce53" table:formula="of:=CONCATENATE([.I3])" office:value-type="string" office:string-value="jads imm32" calcext:value-type="string">
            <text:p>jads imm32</text:p>
          </table:table-cell>
          <table:table-cell table:style-name="ce53" table:formula="of:=CONCATENATE([.J3])" office:value-type="string" office:string-value="jads r32" calcext:value-type="string">
            <text:p>jads r32</text:p>
          </table:table-cell>
          <table:table-cell table:style-name="ce53" table:formula="of:=CONCATENATE([.K3])" office:value-type="string" office:string-value="jaep imm32" calcext:value-type="string">
            <text:p>jaep imm32</text:p>
          </table:table-cell>
          <table:table-cell table:style-name="ce53" table:formula="of:=CONCATENATE([.L3])" office:value-type="string" office:string-value="jaep r32" calcext:value-type="string">
            <text:p>jaep r32</text:p>
          </table:table-cell>
          <table:table-cell table:style-name="ce53" table:formula="of:=CONCATENATE([.M3])" office:value-type="string" office:string-value="jadp imm32" calcext:value-type="string">
            <text:p>jadp imm32</text:p>
          </table:table-cell>
          <table:table-cell table:style-name="ce53" table:formula="of:=CONCATENATE([.N3])" office:value-type="string" office:string-value="jadp r32" calcext:value-type="string">
            <text:p>jadp r32</text:p>
          </table:table-cell>
          <table:table-cell table:style-name="ce53" table:formula="of:=CONCATENATE([.O3])" office:value-type="string" office:string-value="jasp imm32" calcext:value-type="string">
            <text:p>jasp imm32</text:p>
          </table:table-cell>
          <table:table-cell table:style-name="ce53" table:formula="of:=CONCATENATE([.P3])" office:value-type="string" office:string-value="jasp r32" calcext:value-type="string">
            <text:p>jasp r32</text:p>
          </table:table-cell>
          <table:table-cell table:style-name="ce53" table:formula="of:=CONCATENATE([.Q3])" office:value-type="string" office:string-value="seti" calcext:value-type="string">
            <text:p>seti</text:p>
          </table:table-cell>
          <table:table-cell table:style-name="ce53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53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53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53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53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53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53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53" table:formula="of:=CONCATENATE([.C4])" office:value-type="string" office:string-value="setc" calcext:value-type="string">
            <text:p>setc</text:p>
          </table:table-cell>
          <table:table-cell table:style-name="ce53" table:formula="of:=CONCATENATE([.D4])" office:value-type="string" office:string-value="clrc" calcext:value-type="string">
            <text:p>clrc</text:p>
          </table:table-cell>
          <table:table-cell table:style-name="ce53" table:formula="of:=CONCATENATE([.E4])" office:value-type="string" office:string-value="setb" calcext:value-type="string">
            <text:p>setb</text:p>
          </table:table-cell>
          <table:table-cell table:style-name="ce53" table:formula="of:=CONCATENATE([.F4])" office:value-type="string" office:string-value="clrb" calcext:value-type="string">
            <text:p>clrb</text:p>
          </table:table-cell>
          <table:table-cell table:style-name="ce53" table:formula="of:=CONCATENATE([.G4])" office:value-type="string" office:string-value="setv" calcext:value-type="string">
            <text:p>setv</text:p>
          </table:table-cell>
          <table:table-cell table:style-name="ce53" table:formula="of:=CONCATENATE([.H4])" office:value-type="string" office:string-value="clrv" calcext:value-type="string">
            <text:p>clrv</text:p>
          </table:table-cell>
          <table:table-cell table:style-name="ce53" table:formula="of:=CONCATENATE([.I4])" office:value-type="string" office:string-value="setn" calcext:value-type="string">
            <text:p>setn</text:p>
          </table:table-cell>
          <table:table-cell table:style-name="ce53" table:formula="of:=CONCATENATE([.J4])" office:value-type="string" office:string-value="clrn" calcext:value-type="string">
            <text:p>clrn</text:p>
          </table:table-cell>
          <table:table-cell table:style-name="ce53" table:formula="of:=CONCATENATE([.K4])" office:value-type="string" office:string-value="setz" calcext:value-type="string">
            <text:p>setz</text:p>
          </table:table-cell>
          <table:table-cell table:style-name="ce53" table:formula="of:=CONCATENATE([.L4])" office:value-type="string" office:string-value="clrz" calcext:value-type="string">
            <text:p>clrz</text:p>
          </table:table-cell>
          <table:table-cell table:style-name="ce53" table:formula="of:=CONCATENATE([.M4])" office:value-type="string" office:string-value="seto" calcext:value-type="string">
            <text:p>seto</text:p>
          </table:table-cell>
          <table:table-cell table:style-name="ce53" table:formula="of:=CONCATENATE([.N4])" office:value-type="string" office:string-value="clro" calcext:value-type="string">
            <text:p>clro</text:p>
          </table:table-cell>
          <table:table-cell table:style-name="ce53" table:formula="of:=CONCATENATE([.O4])" office:value-type="string" office:string-value="togc" calcext:value-type="string">
            <text:p>togc</text:p>
          </table:table-cell>
          <table:table-cell table:style-name="ce53" table:formula="of:=CONCATENATE([.P4])" office:value-type="string" office:string-value="togn" calcext:value-type="string">
            <text:p>togn</text:p>
          </table:table-cell>
          <table:table-cell table:style-name="ce53" table:formula="of:=CONCATENATE([.Q4])" office:value-type="string" office:string-value="togz" calcext:value-type="string">
            <text:p>togz</text:p>
          </table:table-cell>
          <table:table-cell table:style-name="ce53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53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53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53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53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53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53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53" table:formula="of:=CONCATENATE([.C5])" office:value-type="string" office:string-value="jr imm16" calcext:value-type="string">
            <text:p>jr imm16</text:p>
          </table:table-cell>
          <table:table-cell table:style-name="ce53" table:formula="of:=CONCATENATE([.D5])" office:value-type="string" office:string-value="jr.cc imm16" calcext:value-type="string">
            <text:p>jr.cc imm16</text:p>
          </table:table-cell>
          <table:table-cell table:style-name="ce53" table:formula="of:=CONCATENATE([.E5])" office:value-type="string" office:string-value="jr.cc r32, imm16" calcext:value-type="string">
            <text:p>jr.cc r32, imm16</text:p>
          </table:table-cell>
          <table:table-cell table:style-name="ce53" table:formula="of:=CONCATENATE([.F5])" office:value-type="string" office:string-value="ja imm32" calcext:value-type="string">
            <text:p>ja imm32</text:p>
          </table:table-cell>
          <table:table-cell table:style-name="ce53" table:formula="of:=CONCATENATE([.G5])" office:value-type="string" office:string-value="ja r32" calcext:value-type="string">
            <text:p>ja r32</text:p>
          </table:table-cell>
          <table:table-cell table:style-name="ce53" table:formula="of:=CONCATENATE([.H5])" office:value-type="string" office:string-value="ja.cc imm32" calcext:value-type="string">
            <text:p>ja.cc imm32</text:p>
          </table:table-cell>
          <table:table-cell table:style-name="ce53" table:formula="of:=CONCATENATE([.I5])" office:value-type="string" office:string-value="ja.cc r32, imm32" calcext:value-type="string">
            <text:p>ja.cc r32, imm32</text:p>
          </table:table-cell>
          <table:table-cell table:style-name="ce53" table:formula="of:=CONCATENATE([.J5])" office:value-type="string" office:string-value="xjmp r32" calcext:value-type="string">
            <text:p>xjmp r32</text:p>
          </table:table-cell>
          <table:table-cell table:style-name="ce53" table:formula="of:=CONCATENATE([.K5])" office:value-type="string" office:string-value="br imm16" calcext:value-type="string">
            <text:p>br imm16</text:p>
          </table:table-cell>
          <table:table-cell table:style-name="ce53" table:formula="of:=CONCATENATE([.L5])" office:value-type="string" office:string-value="br.cc imm16" calcext:value-type="string">
            <text:p>br.cc imm16</text:p>
          </table:table-cell>
          <table:table-cell table:style-name="ce53" table:formula="of:=CONCATENATE([.M5])" office:value-type="string" office:string-value="br.cc r32, imm16" calcext:value-type="string">
            <text:p>br.cc r32, imm16</text:p>
          </table:table-cell>
          <table:table-cell table:style-name="ce53" table:formula="of:=CONCATENATE([.N5])" office:value-type="string" office:string-value="ba imm32" calcext:value-type="string">
            <text:p>ba imm32</text:p>
          </table:table-cell>
          <table:table-cell table:style-name="ce53" table:formula="of:=CONCATENATE([.O5])" office:value-type="string" office:string-value="ba r32" calcext:value-type="string">
            <text:p>ba r32</text:p>
          </table:table-cell>
          <table:table-cell table:style-name="ce53" table:formula="of:=CONCATENATE([.P5])" office:value-type="string" office:string-value="ba.cc imm32" calcext:value-type="string">
            <text:p>ba.cc imm32</text:p>
          </table:table-cell>
          <table:table-cell table:style-name="ce53" table:formula="of:=CONCATENATE([.Q5])" office:value-type="string" office:string-value="ba.cc r32, imm32" calcext:value-type="string">
            <text:p>ba.cc r32, imm32</text:p>
          </table:table-cell>
          <table:table-cell table:style-name="ce53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53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53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53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53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53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53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53" table:formula="of:=CONCATENATE([.C6])" office:value-type="string" office:string-value="ret" calcext:value-type="string">
            <text:p>ret</text:p>
          </table:table-cell>
          <table:table-cell table:style-name="ce53" table:formula="of:=CONCATENATE([.D6])" office:value-type="string" office:string-value="iret" calcext:value-type="string">
            <text:p>iret</text:p>
          </table:table-cell>
          <table:table-cell table:style-name="ce53" table:formula="of:=CONCATENATE([.E6])" office:value-type="string" office:string-value="int" calcext:value-type="string">
            <text:p>int</text:p>
          </table:table-cell>
          <table:table-cell table:style-name="ce57" table:formula="of:=CONCATENATE([.F6])">
            <text:p/>
          </table:table-cell>
          <table:table-cell table:style-name="ce53" table:formula="of:=CONCATENATE([.G6])" office:value-type="string" office:string-value="enter" calcext:value-type="string">
            <text:p>enter</text:p>
          </table:table-cell>
          <table:table-cell table:style-name="ce53" table:formula="of:=CONCATENATE([.H6])" office:value-type="string" office:string-value="enter imm16" calcext:value-type="string">
            <text:p>enter imm16</text:p>
          </table:table-cell>
          <table:table-cell table:style-name="ce53" table:formula="of:=CONCATENATE([.I6])" office:value-type="string" office:string-value="enter r16" calcext:value-type="string">
            <text:p>enter r16</text:p>
          </table:table-cell>
          <table:table-cell table:style-name="ce53" table:formula="of:=CONCATENATE([.J6])" office:value-type="string" office:string-value="leave" calcext:value-type="string">
            <text:p>leave</text:p>
          </table:table-cell>
          <table:table-cell table:style-name="ce53" table:content-validation-name="val25" office:value-type="string" calcext:value-type="string">
            <text:p>mvtcs r8</text:p>
          </table:table-cell>
          <table:table-cell table:style-name="ce53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53" table:formula="of:=CONCATENATE([.M6])" office:value-type="string" office:string-value="mvfir r32, ir32" calcext:value-type="string">
            <text:p>mvfir r32, ir32</text:p>
          </table:table-cell>
          <table:table-cell table:style-name="ce57" table:formula="of:=CONCATENATE([.N6])">
            <text:p/>
          </table:table-cell>
          <table:table-cell table:style-name="ce53" table:formula="of:=CONCATENATE([.O6])" office:value-type="string" office:string-value="mvfisp r32" calcext:value-type="string">
            <text:p>mvfisp r32</text:p>
          </table:table-cell>
          <table:table-cell table:style-name="ce53" table:formula="of:=CONCATENATE([.P6])" office:value-type="string" office:string-value="mvtisp r32" calcext:value-type="string">
            <text:p>mvtisp r32</text:p>
          </table:table-cell>
          <table:table-cell table:style-name="ce57" table:formula="of:=CONCATENATE([.Q6])">
            <text:p/>
          </table:table-cell>
          <table:table-cell table:style-name="ce57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53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53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53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53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57" table:formula="of:=CONCATENATE([.C7])">
            <text:p/>
          </table:table-cell>
          <table:table-cell table:style-name="ce57" table:formula="of:=CONCATENATE([.D7])">
            <text:p/>
          </table:table-cell>
          <table:table-cell table:style-name="ce57" table:formula="of:=CONCATENATE([.E7])">
            <text:p/>
          </table:table-cell>
          <table:table-cell table:style-name="ce57" table:formula="of:=CONCATENATE([.F7])">
            <text:p/>
          </table:table-cell>
          <table:table-cell table:style-name="ce53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53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53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57" table:formula="of:=CONCATENATE([.J7])">
            <text:p/>
          </table:table-cell>
          <table:table-cell table:style-name="ce53" table:formula="of:=CONCATENATE([.K7])" office:value-type="string" office:string-value="cvbtw r32, r8" calcext:value-type="string">
            <text:p>cvbtw r32, r8</text:p>
          </table:table-cell>
          <table:table-cell table:style-name="ce53" table:formula="of:=CONCATENATE([.L7])" office:value-type="string" office:string-value="cvbtw r32, d8" calcext:value-type="string">
            <text:p>cvbtw r32, d8</text:p>
          </table:table-cell>
          <table:table-cell table:style-name="ce53" table:formula="of:=CONCATENATE([.M7])" office:value-type="string" office:string-value="cvhtw r32, r16" calcext:value-type="string">
            <text:p>cvhtw r32, r16</text:p>
          </table:table-cell>
          <table:table-cell table:style-name="ce53" table:formula="of:=CONCATENATE([.N7])" office:value-type="string" office:string-value="cvhtw r32, d16" calcext:value-type="string">
            <text:p>cvhtw r32, d16</text:p>
          </table:table-cell>
          <table:table-cell table:style-name="ce53" table:formula="of:=CONCATENATE([.O7])" office:value-type="string" office:string-value="cvbth r16, r8" calcext:value-type="string">
            <text:p>cvbth r16, r8</text:p>
          </table:table-cell>
          <table:table-cell table:style-name="ce53" table:formula="of:=CONCATENATE([.P7])" office:value-type="string" office:string-value="cvbth r16, d8" calcext:value-type="string">
            <text:p>cvbth r16, d8</text:p>
          </table:table-cell>
          <table:table-cell table:style-name="ce57" table:formula="of:=CONCATENATE([.Q7])">
            <text:p/>
          </table:table-cell>
          <table:table-cell table:style-name="ce53" table:content-validation-name="val33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53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53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53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53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53" table:formula="of:=CONCATENATE([.C8])" office:value-type="string" office:string-value="pop r8" calcext:value-type="string">
            <text:p>pop r8</text:p>
          </table:table-cell>
          <table:table-cell table:style-name="ce53" table:formula="of:=CONCATENATE([.D8])" office:value-type="string" office:string-value="pop r16" calcext:value-type="string">
            <text:p>pop r16</text:p>
          </table:table-cell>
          <table:table-cell table:style-name="ce53" table:formula="of:=CONCATENATE([.E8])" office:value-type="string" office:string-value="pop r32" calcext:value-type="string">
            <text:p>pop r32</text:p>
          </table:table-cell>
          <table:table-cell table:style-name="ce53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53" table:formula="of:=CONCATENATE([.G8])" office:value-type="string" office:string-value="psh r8" calcext:value-type="string">
            <text:p>psh r8</text:p>
          </table:table-cell>
          <table:table-cell table:style-name="ce53" table:formula="of:=CONCATENATE([.H8])" office:value-type="string" office:string-value="psh r16" calcext:value-type="string">
            <text:p>psh r16</text:p>
          </table:table-cell>
          <table:table-cell table:style-name="ce53" table:formula="of:=CONCATENATE([.I8])" office:value-type="string" office:string-value="psh r32" calcext:value-type="string">
            <text:p>psh r32</text:p>
          </table:table-cell>
          <table:table-cell table:style-name="ce53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53" table:formula="of:=CONCATENATE([.K8])" office:value-type="string" office:string-value="psh imm8" calcext:value-type="string">
            <text:p>psh imm8</text:p>
          </table:table-cell>
          <table:table-cell table:style-name="ce53" table:formula="of:=CONCATENATE([.L8])" office:value-type="string" office:string-value="psh imm16" calcext:value-type="string">
            <text:p>psh imm16</text:p>
          </table:table-cell>
          <table:table-cell table:style-name="ce53" table:formula="of:=CONCATENATE([.M8])" office:value-type="string" office:string-value="psh imm32" calcext:value-type="string">
            <text:p>psh imm32</text:p>
          </table:table-cell>
          <table:table-cell table:style-name="ce53" table:formula="of:=CONCATENATE([.N8])" office:value-type="string" office:string-value="poplst" calcext:value-type="string">
            <text:p>poplst</text:p>
          </table:table-cell>
          <table:table-cell table:style-name="ce53" table:formula="of:=CONCATENATE([.O8])" office:value-type="string" office:string-value="popst" calcext:value-type="string">
            <text:p>popst</text:p>
          </table:table-cell>
          <table:table-cell table:style-name="ce53" table:formula="of:=CONCATENATE([.P8])" office:value-type="string" office:string-value="pshlst" calcext:value-type="string">
            <text:p>pshlst</text:p>
          </table:table-cell>
          <table:table-cell table:style-name="ce53" table:formula="of:=CONCATENATE([.Q8])" office:value-type="string" office:string-value="pshst" calcext:value-type="string">
            <text:p>pshst</text:p>
          </table:table-cell>
          <table:table-cell table:style-name="ce53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53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53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53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53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53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53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53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53" table:formula="of:=CONCATENATE([.C9])" office:value-type="string" office:string-value="lea r8, r32" calcext:value-type="string">
            <text:p>lea r8, r32</text:p>
          </table:table-cell>
          <table:table-cell table:style-name="ce53" table:formula="of:=CONCATENATE([.D9])" office:value-type="string" office:string-value="lea r16, r32" calcext:value-type="string">
            <text:p>lea r16, r32</text:p>
          </table:table-cell>
          <table:table-cell table:style-name="ce53" table:formula="of:=CONCATENATE([.E9])" office:value-type="string" office:string-value="lea r32, r32" calcext:value-type="string">
            <text:p>lea r32, r32</text:p>
          </table:table-cell>
          <table:table-cell table:style-name="ce53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53" table:formula="of:=CONCATENATE([.G9])" office:value-type="string" office:string-value="lea r8, r32, imm16" calcext:value-type="string">
            <text:p>lea r8, r32, imm16</text:p>
          </table:table-cell>
          <table:table-cell table:style-name="ce53" table:formula="of:=CONCATENATE([.H9])" office:value-type="string" office:string-value="lea r16, r32, imm16" calcext:value-type="string">
            <text:p>lea r16, r32, imm16</text:p>
          </table:table-cell>
          <table:table-cell table:style-name="ce53" table:formula="of:=CONCATENATE([.I9])" office:value-type="string" office:string-value="lea r32, r32, imm16" calcext:value-type="string">
            <text:p>lea r32, r32, imm16</text:p>
          </table:table-cell>
          <table:table-cell table:style-name="ce53" table:formula="of:=CONCATENATE([.J9])" office:value-type="string" office:string-value="lea r32, 32, imm32" calcext:value-type="string">
            <text:p>lea r32, 32, imm32</text:p>
          </table:table-cell>
          <table:table-cell table:style-name="ce53" table:formula="of:=CONCATENATE([.K9])" office:value-type="string" office:string-value="sea r32, r8" calcext:value-type="string">
            <text:p>sea r32, r8</text:p>
          </table:table-cell>
          <table:table-cell table:style-name="ce53" table:formula="of:=CONCATENATE([.L9])" office:value-type="string" office:string-value="sea r32, r16" calcext:value-type="string">
            <text:p>sea r32, r16</text:p>
          </table:table-cell>
          <table:table-cell table:style-name="ce53" table:formula="of:=CONCATENATE([.M9])" office:value-type="string" office:string-value="sea r32, r32" calcext:value-type="string">
            <text:p>sea r32, r32</text:p>
          </table:table-cell>
          <table:table-cell table:style-name="ce53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53" table:formula="of:=CONCATENATE([.O9])" office:value-type="string" office:string-value="sea r32, imm16, r8" calcext:value-type="string">
            <text:p>sea r32, imm16, r8</text:p>
          </table:table-cell>
          <table:table-cell table:style-name="ce53" table:formula="of:=CONCATENATE([.P9])" office:value-type="string" office:string-value="sea r32, imm16, r16" calcext:value-type="string">
            <text:p>sea r32, imm16, r16</text:p>
          </table:table-cell>
          <table:table-cell table:style-name="ce53" table:formula="of:=CONCATENATE([.Q9])" office:value-type="string" office:string-value="sea r32, imm16, r32" calcext:value-type="string">
            <text:p>sea r32, imm16, r32</text:p>
          </table:table-cell>
          <table:table-cell table:style-name="ce53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53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53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53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53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53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53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53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53" table:formula="of:=CONCATENATE([.C10])" office:value-type="string" office:string-value="mov r8, r8" calcext:value-type="string">
            <text:p>mov r8, r8</text:p>
          </table:table-cell>
          <table:table-cell table:style-name="ce53" table:formula="of:=CONCATENATE([.D10])" office:value-type="string" office:string-value="mov r16, r16" calcext:value-type="string">
            <text:p>mov r16, r16</text:p>
          </table:table-cell>
          <table:table-cell table:style-name="ce53" table:formula="of:=CONCATENATE([.E10])" office:value-type="string" office:string-value="mov r32, r32" calcext:value-type="string">
            <text:p>mov r32, r32</text:p>
          </table:table-cell>
          <table:table-cell table:style-name="ce53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53" table:formula="of:=CONCATENATE([.G10])" office:value-type="string" office:string-value="mov mem8, imm8" calcext:value-type="string">
            <text:p>mov mem8, imm8</text:p>
          </table:table-cell>
          <table:table-cell table:style-name="ce53" table:formula="of:=CONCATENATE([.H10])" office:value-type="string" office:string-value="mov mem16, imm16" calcext:value-type="string">
            <text:p>mov mem16, imm16</text:p>
          </table:table-cell>
          <table:table-cell table:style-name="ce53" table:formula="of:=CONCATENATE([.I10])" office:value-type="string" office:string-value="mov mem32, imm32" calcext:value-type="string">
            <text:p>mov mem32, imm32</text:p>
          </table:table-cell>
          <table:table-cell table:style-name="ce53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53" table:formula="of:=CONCATENATE([.K10])" office:value-type="string" office:string-value="xchg r8, r8" calcext:value-type="string">
            <text:p>xchg r8, r8</text:p>
          </table:table-cell>
          <table:table-cell table:style-name="ce53" table:formula="of:=CONCATENATE([.L10])" office:value-type="string" office:string-value="xchg r16, r16" calcext:value-type="string">
            <text:p>xchg r16, r16</text:p>
          </table:table-cell>
          <table:table-cell table:style-name="ce53" table:formula="of:=CONCATENATE([.M10])" office:value-type="string" office:string-value="xchg r32, r32" calcext:value-type="string">
            <text:p>xchg r32, r32</text:p>
          </table:table-cell>
          <table:table-cell table:style-name="ce53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57" table:formula="of:=CONCATENATE([.O10])">
            <text:p/>
          </table:table-cell>
          <table:table-cell table:style-name="ce57" table:formula="of:=CONCATENATE([.P10])">
            <text:p/>
          </table:table-cell>
          <table:table-cell table:style-name="ce57" table:formula="of:=CONCATENATE([.Q10])">
            <text:p/>
          </table:table-cell>
          <table:table-cell table:style-name="ce57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53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53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53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53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53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53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53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53" table:formula="of:=CONCATENATE([.C11])" office:value-type="string" office:string-value="adc r8, r8" calcext:value-type="string">
            <text:p>adc r8, r8</text:p>
          </table:table-cell>
          <table:table-cell table:style-name="ce53" table:formula="of:=CONCATENATE([.D11])" office:value-type="string" office:string-value="adc r16, r16" calcext:value-type="string">
            <text:p>adc r16, r16</text:p>
          </table:table-cell>
          <table:table-cell table:style-name="ce53" table:formula="of:=CONCATENATE([.E11])" office:value-type="string" office:string-value="adc r32, r32" calcext:value-type="string">
            <text:p>adc r32, r32</text:p>
          </table:table-cell>
          <table:table-cell table:style-name="ce53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53" table:formula="of:=CONCATENATE([.G11])" office:value-type="string" office:string-value="add r8, r8" calcext:value-type="string">
            <text:p>add r8, r8</text:p>
          </table:table-cell>
          <table:table-cell table:style-name="ce53" table:formula="of:=CONCATENATE([.H11])" office:value-type="string" office:string-value="add r16, r16" calcext:value-type="string">
            <text:p>add r16, r16</text:p>
          </table:table-cell>
          <table:table-cell table:style-name="ce53" table:formula="of:=CONCATENATE([.I11])" office:value-type="string" office:string-value="add r32, r32" calcext:value-type="string">
            <text:p>add r32, r32</text:p>
          </table:table-cell>
          <table:table-cell table:style-name="ce53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53" table:formula="of:=CONCATENATE([.K11])" office:value-type="string" office:string-value="sbb r8, r8" calcext:value-type="string">
            <text:p>sbb r8, r8</text:p>
          </table:table-cell>
          <table:table-cell table:style-name="ce53" table:formula="of:=CONCATENATE([.L11])" office:value-type="string" office:string-value="sbb r16, r16" calcext:value-type="string">
            <text:p>sbb r16, r16</text:p>
          </table:table-cell>
          <table:table-cell table:style-name="ce53" table:formula="of:=CONCATENATE([.M11])" office:value-type="string" office:string-value="sbb r32, r32" calcext:value-type="string">
            <text:p>sbb r32, r32</text:p>
          </table:table-cell>
          <table:table-cell table:style-name="ce53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53" table:formula="of:=CONCATENATE([.O11])" office:value-type="string" office:string-value="sub r8, r8" calcext:value-type="string">
            <text:p>sub r8, r8</text:p>
          </table:table-cell>
          <table:table-cell table:style-name="ce53" table:formula="of:=CONCATENATE([.P11])" office:value-type="string" office:string-value="sub r16, r16" calcext:value-type="string">
            <text:p>sub r16, r16</text:p>
          </table:table-cell>
          <table:table-cell table:style-name="ce53" table:formula="of:=CONCATENATE([.Q11])" office:value-type="string" office:string-value="sub r32, r32" calcext:value-type="string">
            <text:p>sub r32, r32</text:p>
          </table:table-cell>
          <table:table-cell table:style-name="ce53" table:content-validation-name="val34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53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53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53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53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53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53" table:formula="of:=CONCATENATE([.C12])" office:value-type="string" office:string-value="mul r8, r8" calcext:value-type="string">
            <text:p>mul r8, r8</text:p>
          </table:table-cell>
          <table:table-cell table:style-name="ce53" table:formula="of:=CONCATENATE([.D12])" office:value-type="string" office:string-value="mul r16, r16" calcext:value-type="string">
            <text:p>mul r16, r16</text:p>
          </table:table-cell>
          <table:table-cell table:style-name="ce53" table:formula="of:=CONCATENATE([.E12])" office:value-type="string" office:string-value="mul r32, r32" calcext:value-type="string">
            <text:p>mul r32, r32</text:p>
          </table:table-cell>
          <table:table-cell table:style-name="ce53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53" table:formula="of:=CONCATENATE([.G12])" office:value-type="string" office:string-value="hmul r32, r32, r32" calcext:value-type="string">
            <text:p>hmul r32, r32, r32</text:p>
          </table:table-cell>
          <table:table-cell table:style-name="ce53" table:formula="of:=CONCATENATE([.H12])" office:value-type="string" office:string-value="hmul r32, r32, mem32" calcext:value-type="string">
            <text:p>hmul r32, r32, mem32</text:p>
          </table:table-cell>
          <table:table-cell table:style-name="ce53" table:formula="of:=CONCATENATE([.I12])" office:value-type="string" office:string-value="hsmul r32, r32, r32" calcext:value-type="string">
            <text:p>hsmul r32, r32, r32</text:p>
          </table:table-cell>
          <table:table-cell table:style-name="ce53" table:formula="of:=CONCATENATE([.J12])" office:value-type="string" office:string-value="hsmul r32, r32, mem32" calcext:value-type="string">
            <text:p>hsmul r32, r32, mem32</text:p>
          </table:table-cell>
          <table:table-cell table:style-name="ce57" table:formula="of:=CONCATENATE([.K12])">
            <text:p/>
          </table:table-cell>
          <table:table-cell table:style-name="ce57" table:formula="of:=CONCATENATE([.L12])">
            <text:p/>
          </table:table-cell>
          <table:table-cell table:style-name="ce57" table:formula="of:=CONCATENATE([.M12])">
            <text:p/>
          </table:table-cell>
          <table:table-cell table:style-name="ce57" table:formula="of:=CONCATENATE([.N12])">
            <text:p/>
          </table:table-cell>
          <table:table-cell table:style-name="ce53" table:formula="of:=CONCATENATE([.O12])" office:value-type="string" office:string-value="div r8, r8" calcext:value-type="string">
            <text:p>div r8, r8</text:p>
          </table:table-cell>
          <table:table-cell table:style-name="ce53" table:formula="of:=CONCATENATE([.P12])" office:value-type="string" office:string-value="div r16, r16" calcext:value-type="string">
            <text:p>div r16, r16</text:p>
          </table:table-cell>
          <table:table-cell table:style-name="ce53" table:formula="of:=CONCATENATE([.Q12])" office:value-type="string" office:string-value="div r32, r32" calcext:value-type="string">
            <text:p>div r32, r32</text:p>
          </table:table-cell>
          <table:table-cell table:style-name="ce53" table:content-validation-name="val35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53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53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53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53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53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53" table:formula="of:=CONCATENATE([.C13])" office:value-type="string" office:string-value="mod r8, r8" calcext:value-type="string">
            <text:p>mod r8, r8</text:p>
          </table:table-cell>
          <table:table-cell table:style-name="ce53" table:formula="of:=CONCATENATE([.D13])" office:value-type="string" office:string-value="mod r16, r16" calcext:value-type="string">
            <text:p>mod r16, r16</text:p>
          </table:table-cell>
          <table:table-cell table:style-name="ce53" table:formula="of:=CONCATENATE([.E13])" office:value-type="string" office:string-value="mod r32, r32" calcext:value-type="string">
            <text:p>mod r32, r32</text:p>
          </table:table-cell>
          <table:table-cell table:style-name="ce53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53" table:formula="of:=CONCATENATE([.G13])" office:value-type="string" office:string-value="cmp r8, r8" calcext:value-type="string">
            <text:p>cmp r8, r8</text:p>
          </table:table-cell>
          <table:table-cell table:style-name="ce53" table:formula="of:=CONCATENATE([.H13])" office:value-type="string" office:string-value="cmp r16, r16" calcext:value-type="string">
            <text:p>cmp r16, r16</text:p>
          </table:table-cell>
          <table:table-cell table:style-name="ce53" table:formula="of:=CONCATENATE([.I13])" office:value-type="string" office:string-value="cmp r32, r32" calcext:value-type="string">
            <text:p>cmp r32, r32</text:p>
          </table:table-cell>
          <table:table-cell table:style-name="ce53" table:content-validation-name="val20" table:formula="of:=CONCATENATE([.J13])" office:value-type="string" office:string-value="cmp r8, imm8" calcext:value-type="string">
            <text:p>cmp r8, imm8</text:p>
          </table:table-cell>
          <table:table-cell table:style-name="ce57" table:formula="of:=CONCATENATE([.K13])">
            <text:p/>
          </table:table-cell>
          <table:table-cell table:style-name="ce57" table:formula="of:=CONCATENATE([.L13])">
            <text:p/>
          </table:table-cell>
          <table:table-cell table:style-name="ce57" table:formula="of:=CONCATENATE([.M13])">
            <text:p/>
          </table:table-cell>
          <table:table-cell table:style-name="ce57" table:formula="of:=CONCATENATE([.N13])">
            <text:p/>
          </table:table-cell>
          <table:table-cell table:style-name="ce57" table:formula="of:=CONCATENATE([.O13])">
            <text:p/>
          </table:table-cell>
          <table:table-cell table:style-name="ce57" table:formula="of:=CONCATENATE([.P13])">
            <text:p/>
          </table:table-cell>
          <table:table-cell table:style-name="ce57" table:formula="of:=CONCATENATE([.Q13])">
            <text:p/>
          </table:table-cell>
          <table:table-cell table:style-name="ce57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53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53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53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53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53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53" table:formula="of:=CONCATENATE([.C14])" office:value-type="string" office:string-value="and r8, r8" calcext:value-type="string">
            <text:p>and r8, r8</text:p>
          </table:table-cell>
          <table:table-cell table:style-name="ce53" table:formula="of:=CONCATENATE([.D14])" office:value-type="string" office:string-value="and r16, r16" calcext:value-type="string">
            <text:p>and r16, r16</text:p>
          </table:table-cell>
          <table:table-cell table:style-name="ce53" table:formula="of:=CONCATENATE([.E14])" office:value-type="string" office:string-value="and r32, r32" calcext:value-type="string">
            <text:p>and r32, r32</text:p>
          </table:table-cell>
          <table:table-cell table:style-name="ce53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53" table:formula="of:=CONCATENATE([.G14])" office:value-type="string" office:string-value="or r8, r8" calcext:value-type="string">
            <text:p>or r8, r8</text:p>
          </table:table-cell>
          <table:table-cell table:style-name="ce53" table:formula="of:=CONCATENATE([.H14])" office:value-type="string" office:string-value="or r16, r16" calcext:value-type="string">
            <text:p>or r16, r16</text:p>
          </table:table-cell>
          <table:table-cell table:style-name="ce53" table:formula="of:=CONCATENATE([.I14])" office:value-type="string" office:string-value="or r32, r32" calcext:value-type="string">
            <text:p>or r32, r32</text:p>
          </table:table-cell>
          <table:table-cell table:style-name="ce53" table:content-validation-name="val21" table:formula="of:=CONCATENATE([.J14])" office:value-type="string" office:string-value="or r8, imm8" calcext:value-type="string">
            <text:p>or r8, imm8</text:p>
          </table:table-cell>
          <table:table-cell table:style-name="ce53" table:formula="of:=CONCATENATE([.K14])" office:value-type="string" office:string-value="xor r8, r8" calcext:value-type="string">
            <text:p>xor r8, r8</text:p>
          </table:table-cell>
          <table:table-cell table:style-name="ce53" table:formula="of:=CONCATENATE([.L14])" office:value-type="string" office:string-value="xor r16, r16" calcext:value-type="string">
            <text:p>xor r16, r16</text:p>
          </table:table-cell>
          <table:table-cell table:style-name="ce53" table:formula="of:=CONCATENATE([.M14])" office:value-type="string" office:string-value="xor r32, r32" calcext:value-type="string">
            <text:p>xor r32, r32</text:p>
          </table:table-cell>
          <table:table-cell table:style-name="ce53" table:content-validation-name="val30" table:formula="of:=CONCATENATE([.N14])" office:value-type="string" office:string-value="xor r8, imm8" calcext:value-type="string">
            <text:p>xor r8, imm8</text:p>
          </table:table-cell>
          <table:table-cell table:style-name="ce57" table:formula="of:=CONCATENATE([.O14])">
            <text:p/>
          </table:table-cell>
          <table:table-cell table:style-name="ce57" table:formula="of:=CONCATENATE([.P14])">
            <text:p/>
          </table:table-cell>
          <table:table-cell table:style-name="ce53" table:content-validation-name="val32" table:formula="of:=CONCATENATE([.Q14])" office:value-type="string" office:string-value="bt r8" calcext:value-type="string">
            <text:p>bt r8</text:p>
          </table:table-cell>
          <table:table-cell table:style-name="ce53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53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53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53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53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53" table:formula="of:=CONCATENATE([.C15])" office:value-type="string" office:string-value="lsh r8, r8" calcext:value-type="string">
            <text:p>lsh r8, r8</text:p>
          </table:table-cell>
          <table:table-cell table:style-name="ce53" table:formula="of:=CONCATENATE([.D15])" office:value-type="string" office:string-value="lsh r16, r16" calcext:value-type="string">
            <text:p>lsh r16, r16</text:p>
          </table:table-cell>
          <table:table-cell table:style-name="ce53" table:formula="of:=CONCATENATE([.E15])" office:value-type="string" office:string-value="lsh r32, r32" calcext:value-type="string">
            <text:p>lsh r32, r32</text:p>
          </table:table-cell>
          <table:table-cell table:style-name="ce53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53" table:formula="of:=CONCATENATE([.G15])" office:value-type="string" office:string-value="rsh r8, r8" calcext:value-type="string">
            <text:p>rsh r8, r8</text:p>
          </table:table-cell>
          <table:table-cell table:style-name="ce53" table:formula="of:=CONCATENATE([.H15])" office:value-type="string" office:string-value="rsh r16, r16" calcext:value-type="string">
            <text:p>rsh r16, r16</text:p>
          </table:table-cell>
          <table:table-cell table:style-name="ce53" table:formula="of:=CONCATENATE([.I15])" office:value-type="string" office:string-value="rsh r32, r32" calcext:value-type="string">
            <text:p>rsh r32, r32</text:p>
          </table:table-cell>
          <table:table-cell table:style-name="ce53" table:content-validation-name="val22" table:formula="of:=CONCATENATE([.J15])" office:value-type="string" office:string-value="rsh r8, imm8" calcext:value-type="string">
            <text:p>rsh r8, imm8</text:p>
          </table:table-cell>
          <table:table-cell table:style-name="ce53" table:formula="of:=CONCATENATE([.K15])" office:value-type="string" office:string-value="lrot r8, r8" calcext:value-type="string">
            <text:p>lrot r8, r8</text:p>
          </table:table-cell>
          <table:table-cell table:style-name="ce53" table:formula="of:=CONCATENATE([.L15])" office:value-type="string" office:string-value="lrot r16, r16" calcext:value-type="string">
            <text:p>lrot r16, r16</text:p>
          </table:table-cell>
          <table:table-cell table:style-name="ce53" table:formula="of:=CONCATENATE([.M15])" office:value-type="string" office:string-value="lrot r32, r32" calcext:value-type="string">
            <text:p>lrot r32, r32</text:p>
          </table:table-cell>
          <table:table-cell table:style-name="ce53" table:content-validation-name="val31" table:formula="of:=CONCATENATE([.N15])" office:value-type="string" office:string-value="lrot r8, imm8" calcext:value-type="string">
            <text:p>lrot r8, imm8</text:p>
          </table:table-cell>
          <table:table-cell table:style-name="ce53" table:formula="of:=CONCATENATE([.O15])" office:value-type="string" office:string-value="rrot r8, r8" calcext:value-type="string">
            <text:p>rrot r8, r8</text:p>
          </table:table-cell>
          <table:table-cell table:style-name="ce53" table:formula="of:=CONCATENATE([.P15])" office:value-type="string" office:string-value="rrot r16, r16" calcext:value-type="string">
            <text:p>rrot r16, r16</text:p>
          </table:table-cell>
          <table:table-cell table:style-name="ce53" table:formula="of:=CONCATENATE([.Q15])" office:value-type="string" office:string-value="rrot r32, r32" calcext:value-type="string">
            <text:p>rrot r32, r32</text:p>
          </table:table-cell>
          <table:table-cell table:style-name="ce53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53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53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53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53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53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53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53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53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57" table:formula="of:=CONCATENATE([.G16])">
            <text:p/>
          </table:table-cell>
          <table:table-cell table:style-name="ce57" table:formula="of:=CONCATENATE([.H16])">
            <text:p/>
          </table:table-cell>
          <table:table-cell table:style-name="ce57" table:formula="of:=CONCATENATE([.I16])">
            <text:p/>
          </table:table-cell>
          <table:table-cell table:style-name="ce53" table:formula="of:=CONCATENATE([.J16])" office:value-type="string" office:string-value="fsteq r32, fpr, fpr" calcext:value-type="string">
            <text:p>fsteq r32, fpr, fpr</text:p>
          </table:table-cell>
          <table:table-cell table:style-name="ce57" table:formula="of:=CONCATENATE([.K16])">
            <text:p/>
          </table:table-cell>
          <table:table-cell table:style-name="ce57" table:formula="of:=CONCATENATE([.L16])">
            <text:p/>
          </table:table-cell>
          <table:table-cell table:style-name="ce57" table:formula="of:=CONCATENATE([.M16])">
            <text:p/>
          </table:table-cell>
          <table:table-cell table:style-name="ce57" table:formula="of:=CONCATENATE([.N16])">
            <text:p/>
          </table:table-cell>
          <table:table-cell table:style-name="ce57" table:formula="of:=CONCATENATE([.O16])">
            <text:p/>
          </table:table-cell>
          <table:table-cell table:style-name="ce53" table:formula="of:=CONCATENATE([.P16])" office:value-type="string" office:string-value="bswap r16" calcext:value-type="string">
            <text:p>bswap r16</text:p>
          </table:table-cell>
          <table:table-cell table:style-name="ce53" table:formula="of:=CONCATENATE([.Q16])" office:value-type="string" office:string-value="bswap r32" calcext:value-type="string">
            <text:p>bswap r32</text:p>
          </table:table-cell>
          <table:table-cell table:style-name="ce57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53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53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53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53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53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53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53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53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53" table:formula="of:=CONCATENATE([.C17])" office:value-type="string" office:string-value="inc r8" calcext:value-type="string">
            <text:p>inc r8</text:p>
          </table:table-cell>
          <table:table-cell table:style-name="ce53" table:formula="of:=CONCATENATE([.D17])" office:value-type="string" office:string-value="inc r16" calcext:value-type="string">
            <text:p>inc r16</text:p>
          </table:table-cell>
          <table:table-cell table:style-name="ce53" table:formula="of:=CONCATENATE([.E17])" office:value-type="string" office:string-value="inc r32" calcext:value-type="string">
            <text:p>inc r32</text:p>
          </table:table-cell>
          <table:table-cell table:style-name="ce57" table:formula="of:=CONCATENATE([.F17])">
            <text:p/>
          </table:table-cell>
          <table:table-cell table:style-name="ce53" table:formula="of:=CONCATENATE([.G17])" office:value-type="string" office:string-value="dec r8" calcext:value-type="string">
            <text:p>dec r8</text:p>
          </table:table-cell>
          <table:table-cell table:style-name="ce53" table:formula="of:=CONCATENATE([.H17])" office:value-type="string" office:string-value="dec r16" calcext:value-type="string">
            <text:p>dec r16</text:p>
          </table:table-cell>
          <table:table-cell table:style-name="ce53" table:formula="of:=CONCATENATE([.I17])" office:value-type="string" office:string-value="dec r32" calcext:value-type="string">
            <text:p>dec r32</text:p>
          </table:table-cell>
          <table:table-cell table:style-name="ce57" table:formula="of:=CONCATENATE([.J17])">
            <text:p/>
          </table:table-cell>
          <table:table-cell table:style-name="ce53" table:formula="of:=CONCATENATE([.K17])" office:value-type="string" office:string-value="neg r8" calcext:value-type="string">
            <text:p>neg r8</text:p>
          </table:table-cell>
          <table:table-cell table:style-name="ce53" table:formula="of:=CONCATENATE([.L17])" office:value-type="string" office:string-value="neg r16" calcext:value-type="string">
            <text:p>neg r16</text:p>
          </table:table-cell>
          <table:table-cell table:style-name="ce53" table:formula="of:=CONCATENATE([.M17])" office:value-type="string" office:string-value="neg r32" calcext:value-type="string">
            <text:p>neg r32</text:p>
          </table:table-cell>
          <table:table-cell table:style-name="ce57" table:formula="of:=CONCATENATE([.N17])">
            <text:p/>
          </table:table-cell>
          <table:table-cell table:style-name="ce53" table:formula="of:=CONCATENATE([.O17])" office:value-type="string" office:string-value="not r8" calcext:value-type="string">
            <text:p>not r8</text:p>
          </table:table-cell>
          <table:table-cell table:style-name="ce53" table:formula="of:=CONCATENATE([.P17])" office:value-type="string" office:string-value="not r16" calcext:value-type="string">
            <text:p>not r16</text:p>
          </table:table-cell>
          <table:table-cell table:style-name="ce53" table:formula="of:=CONCATENATE([.Q17])" office:value-type="string" office:string-value="not r32" calcext:value-type="string">
            <text:p>not r32</text:p>
          </table:table-cell>
          <table:table-cell table:style-name="ce57" table:formula="of:=CONCATENATE([.R17])">
            <text:p/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53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53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53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53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53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53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53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53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53" table:formula="of:=CONCATENATE([.C18])" office:value-type="string" office:string-value="in r8, r16" calcext:value-type="string">
            <text:p>in r8, r16</text:p>
          </table:table-cell>
          <table:table-cell table:style-name="ce53" table:formula="of:=CONCATENATE([.D18])" office:value-type="string" office:string-value="in r16, r16" calcext:value-type="string">
            <text:p>in r16, r16</text:p>
          </table:table-cell>
          <table:table-cell table:style-name="ce53" table:formula="of:=CONCATENATE([.E18])" office:value-type="string" office:string-value="in r32, r16" calcext:value-type="string">
            <text:p>in r32, r16</text:p>
          </table:table-cell>
          <table:table-cell table:style-name="ce53" table:formula="of:=CONCATENATE([.F18])" office:value-type="string" office:string-value="in r8, imm8" calcext:value-type="string">
            <text:p>in r8, imm8</text:p>
          </table:table-cell>
          <table:table-cell table:style-name="ce53" table:formula="of:=CONCATENATE([.G18])" office:value-type="string" office:string-value="out r16, r8" calcext:value-type="string">
            <text:p>out r16, r8</text:p>
          </table:table-cell>
          <table:table-cell table:style-name="ce53" table:formula="of:=CONCATENATE([.H18])" office:value-type="string" office:string-value="out r16, r16" calcext:value-type="string">
            <text:p>out r16, r16</text:p>
          </table:table-cell>
          <table:table-cell table:style-name="ce53" table:formula="of:=CONCATENATE([.I18])" office:value-type="string" office:string-value="out r16, r32" calcext:value-type="string">
            <text:p>out r16, r32</text:p>
          </table:table-cell>
          <table:table-cell table:style-name="ce53" table:formula="of:=CONCATENATE([.J18])" office:value-type="string" office:string-value="in imm8, r8" calcext:value-type="string">
            <text:p>in imm8, r8</text:p>
          </table:table-cell>
          <table:table-cell table:style-name="ce53" table:formula="of:=CONCATENATE([.K18])" office:value-type="string" office:string-value="halt" calcext:value-type="string">
            <text:p>halt</text:p>
          </table:table-cell>
          <table:table-cell table:style-name="ce53" table:formula="of:=CONCATENATE([.L18])" office:value-type="string" office:string-value="wait" calcext:value-type="string">
            <text:p>wait</text:p>
          </table:table-cell>
          <table:table-cell table:style-name="ce53" table:formula="of:=CONCATENATE([.M18])" office:value-type="string" office:string-value="stop" calcext:value-type="string">
            <text:p>stop</text:p>
          </table:table-cell>
          <table:table-cell table:style-name="ce53" table:formula="of:=CONCATENATE([.N18])" office:value-type="string" office:string-value="[PREFIX AS]" calcext:value-type="string">
            <text:p>[PREFIX AS]</text:p>
          </table:table-cell>
          <table:table-cell table:style-name="ce53" table:formula="of:=CONCATENATE([.O18])" office:value-type="string" office:string-value="[PREFIX BS]" calcext:value-type="string">
            <text:p>[PREFIX BS]</text:p>
          </table:table-cell>
          <table:table-cell table:style-name="ce53" table:formula="of:=CONCATENATE([.P18])" office:value-type="string" office:string-value="[PREFIX ES]" calcext:value-type="string">
            <text:p>[PREFIX ES]</text:p>
          </table:table-cell>
          <table:table-cell table:style-name="ce53" table:formula="of:=CONCATENATE([.Q18])" office:value-type="string" office:string-value="[PREFIX FS]" calcext:value-type="string">
            <text:p>[PREFIX FS]</text:p>
          </table:table-cell>
          <table:table-cell table:style-name="ce53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53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53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53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53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53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53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53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53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53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53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53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53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54" table:formula="of:=CONCATENATE([.C20])">
            <text:p/>
          </table:table-cell>
          <table:table-cell table:style-name="ce54" office:value-type="string" calcext:value-type="string" table:number-columns-spanned="3" table:number-rows-spanned="1">
            <text:p>Not Implemented</text:p>
          </table:table-cell>
          <table:covered-table-cell table:style-name="ce54" table:formula="of:=CONCATENATE([.E20])">
            <text:p/>
          </table:covered-table-cell>
          <table:covered-table-cell table:style-name="ce54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53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53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53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53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54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54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53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53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53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53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53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53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2" table:formula="of:=CONCATENATE([.AL21])" office:value-type="string" office:string-value="0x0" calcext:value-type="string">
            <text:p>0x0</text:p>
          </table:table-cell>
          <table:table-cell table:style-name="ce57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2" table:formula="of:=CONCATENATE([.AO21])" office:value-type="string" office:string-value="0x0" calcext:value-type="string">
            <text:p>0x0</text:p>
          </table:table-cell>
          <table:table-cell table:style-name="ce57" table:formula="of:=CONCATENATE([.AP21])" office:value-type="string" office:string-value="in imm8, r8" calcext:value-type="string">
            <text:p>in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53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53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2" table:formula="of:=CONCATENATE([.AL22])" office:value-type="string" office:string-value="0x1" calcext:value-type="string">
            <text:p>0x1</text:p>
          </table:table-cell>
          <table:table-cell table:style-name="ce57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2" table:formula="of:=CONCATENATE([.AO22])" office:value-type="string" office:string-value="0x1" calcext:value-type="string">
            <text:p>0x1</text:p>
          </table:table-cell>
          <table:table-cell table:style-name="ce57" table:formula="of:=CONCATENATE([.AP22])" office:value-type="string" office:string-value="in imm8, r16" calcext:value-type="string">
            <text:p>in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53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53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2" table:formula="of:=CONCATENATE([.AL23])" office:value-type="string" office:string-value="0x2" calcext:value-type="string">
            <text:p>0x2</text:p>
          </table:table-cell>
          <table:table-cell table:style-name="ce57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2" table:formula="of:=CONCATENATE([.AO23])" office:value-type="string" office:string-value="0x2" calcext:value-type="string">
            <text:p>0x2</text:p>
          </table:table-cell>
          <table:table-cell table:style-name="ce57" table:formula="of:=CONCATENATE([.AP23])" office:value-type="string" office:string-value="in imm8, r32" calcext:value-type="string">
            <text:p>in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53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53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 office:value-type="string" office:string-value="0x0" calcext:value-type="string">
            <text:p>0x0</text:p>
          </table:table-cell>
          <table:table-cell table:style-name="ce53" table:formula="of:=CONCATENATE([.AA24])" office:value-type="string" office:string-value="mvtcs r8" calcext:value-type="string">
            <text:p>mvtcs r8</text:p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53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53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53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2" table:formula="of:=CONCATENATE([.AL24])" office:value-type="string" office:string-value="0x3" calcext:value-type="string">
            <text:p>0x3</text:p>
          </table:table-cell>
          <table:table-cell table:style-name="ce57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2" table:formula="of:=CONCATENATE([.AO24])" office:value-type="string" office:string-value="0x3" calcext:value-type="string">
            <text:p>0x3</text:p>
          </table:table-cell>
          <table:table-cell table:style-name="ce57" table:formula="of:=CONCATENATE([.AP24])" office:value-type="string" office:string-value="in imm16, r8" calcext:value-type="string">
            <text:p>in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53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53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 office:value-type="string" office:string-value="0x1" calcext:value-type="string">
            <text:p>0x1</text:p>
          </table:table-cell>
          <table:table-cell table:style-name="ce53" table:formula="of:=CONCATENATE([.AA25])" office:value-type="string" office:string-value="mvtss r8" calcext:value-type="string">
            <text:p>mvtss r8</text:p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53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53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53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2" table:formula="of:=CONCATENATE([.AL25])" office:value-type="string" office:string-value="0x4" calcext:value-type="string">
            <text:p>0x4</text:p>
          </table:table-cell>
          <table:table-cell table:style-name="ce57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2" table:formula="of:=CONCATENATE([.AO25])" office:value-type="string" office:string-value="0x4" calcext:value-type="string">
            <text:p>0x4</text:p>
          </table:table-cell>
          <table:table-cell table:style-name="ce57" table:formula="of:=CONCATENATE([.AP25])" office:value-type="string" office:string-value="in imm16, r16" calcext:value-type="string">
            <text:p>in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53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53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 office:value-type="string" office:string-value="0x2" calcext:value-type="string">
            <text:p>0x2</text:p>
          </table:table-cell>
          <table:table-cell table:style-name="ce53" table:formula="of:=CONCATENATE([.AA26])" office:value-type="string" office:string-value="mvtds r8" calcext:value-type="string">
            <text:p>mvtds r8</text:p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53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53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53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2" table:formula="of:=CONCATENATE([.AL26])" office:value-type="string" office:string-value="0x5" calcext:value-type="string">
            <text:p>0x5</text:p>
          </table:table-cell>
          <table:table-cell table:style-name="ce57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2" table:formula="of:=CONCATENATE([.AO26])" office:value-type="string" office:string-value="0x5" calcext:value-type="string">
            <text:p>0x5</text:p>
          </table:table-cell>
          <table:table-cell table:style-name="ce57" table:formula="of:=CONCATENATE([.AP26])" office:value-type="string" office:string-value="in imm16, r32" calcext:value-type="string">
            <text:p>in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53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 office:value-type="string" office:string-value="0x3" calcext:value-type="string">
            <text:p>0x3</text:p>
          </table:table-cell>
          <table:table-cell table:style-name="ce53" table:formula="of:=CONCATENATE([.AA27])" office:value-type="string" office:string-value="mvtas r8" calcext:value-type="string">
            <text:p>mvtas r8</text:p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53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53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53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53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 office:value-type="string" office:string-value="0x4" calcext:value-type="string">
            <text:p>0x4</text:p>
          </table:table-cell>
          <table:table-cell table:style-name="ce53" table:formula="of:=CONCATENATE([.AA28])" office:value-type="string" office:string-value="mvtbs r8" calcext:value-type="string">
            <text:p>mvtbs r8</text:p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53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53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53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53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 office:value-type="string" office:string-value="0x5" calcext:value-type="string">
            <text:p>0x5</text:p>
          </table:table-cell>
          <table:table-cell table:style-name="ce53" table:formula="of:=CONCATENATE([.AA29])" office:value-type="string" office:string-value="mvtes r8" calcext:value-type="string">
            <text:p>mvtes r8</text:p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53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53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53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 office:value-type="string" office:string-value="0x6" calcext:value-type="string">
            <text:p>0x6</text:p>
          </table:table-cell>
          <table:table-cell table:style-name="ce53" table:formula="of:=CONCATENATE([.AA30])" office:value-type="string" office:string-value="mvtfs r8" calcext:value-type="string">
            <text:p>mvtfs r8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53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 office:value-type="string" office:string-value="0x7" calcext:value-type="string">
            <text:p>0x7</text:p>
          </table:table-cell>
          <table:table-cell table:style-name="ce53" table:formula="of:=CONCATENATE([.AA31])" office:value-type="string" office:string-value="mvtgs r8" calcext:value-type="string">
            <text:p>mvtgs r8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53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53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53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53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53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53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53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53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53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53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53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53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53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53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" table:formula="of:=[.AR35]" office:value-type="string" office:string-value="0x0" calcext:value-type="string">
            <text:p>0x0</text:p>
          </table:table-cell>
          <table:table-cell table:style-name="ce53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53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53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53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53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53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53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" table:formula="of:=[.AR36]" office:value-type="string" office:string-value="0x1" calcext:value-type="string">
            <text:p>0x1</text:p>
          </table:table-cell>
          <table:table-cell table:style-name="ce53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53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53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53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53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53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53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" table:formula="of:=[.AR37]" office:value-type="string" office:string-value="0x2" calcext:value-type="string">
            <text:p>0x2</text:p>
          </table:table-cell>
          <table:table-cell table:style-name="ce53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53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53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53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53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" table:formula="of:=[.AR38]" office:value-type="string" office:string-value="0x3" calcext:value-type="string">
            <text:p>0x3</text:p>
          </table:table-cell>
          <table:table-cell table:style-name="ce53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53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53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53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53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" table:formula="of:=[.AR39]" office:value-type="string" office:string-value="0x4" calcext:value-type="string">
            <text:p>0x4</text:p>
          </table:table-cell>
          <table:table-cell table:style-name="ce53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53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53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53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53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53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53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53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" table:formula="of:=[.AR40]" office:value-type="string" office:string-value="0x5" calcext:value-type="string">
            <text:p>0x5</text:p>
          </table:table-cell>
          <table:table-cell table:style-name="ce53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53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53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53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53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53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53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53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" table:formula="of:=[.AR41]" office:value-type="string" office:string-value="0x6" calcext:value-type="string">
            <text:p>0x6</text:p>
          </table:table-cell>
          <table:table-cell table:style-name="ce53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53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53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53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53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53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53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53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" table:formula="of:=[.AR42]" office:value-type="string" office:string-value="0x7" calcext:value-type="string">
            <text:p>0x7</text:p>
          </table:table-cell>
          <table:table-cell table:style-name="ce53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53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53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53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53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53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53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53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" table:formula="of:=[.AR43]" office:value-type="string" office:string-value="0x8" calcext:value-type="string">
            <text:p>0x8</text:p>
          </table:table-cell>
          <table:table-cell table:style-name="ce53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53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53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53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53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53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53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53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" table:formula="of:=[.AR44]" office:value-type="string" office:string-value="0x9" calcext:value-type="string">
            <text:p>0x9</text:p>
          </table:table-cell>
          <table:table-cell table:style-name="ce53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53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53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53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53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53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53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53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" table:formula="of:=[.AR45]" office:value-type="string" office:string-value="0xA" calcext:value-type="string">
            <text:p>0xA</text:p>
          </table:table-cell>
          <table:table-cell table:style-name="ce53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53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53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53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53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" table:formula="of:=[.AR46]" office:value-type="string" office:string-value="0xB" calcext:value-type="string">
            <text:p>0xB</text:p>
          </table:table-cell>
          <table:table-cell table:style-name="ce53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53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53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53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53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" table:formula="of:=[.AR47]" office:value-type="string" office:string-value="0xC" calcext:value-type="string">
            <text:p>0xC</text:p>
          </table:table-cell>
          <table:table-cell table:style-name="ce53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53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53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53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53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53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53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53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53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" table:formula="of:=[.AR48]" office:value-type="string" office:string-value="0xD" calcext:value-type="string">
            <text:p>0xD</text:p>
          </table:table-cell>
          <table:table-cell table:style-name="ce53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53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53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53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53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53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53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53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" table:formula="of:=[.AR49]" office:value-type="string" office:string-value="0xE" calcext:value-type="string">
            <text:p>0xE</text:p>
          </table:table-cell>
          <table:table-cell table:style-name="ce53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53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53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53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53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53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53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53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" table:formula="of:=[.AR50]" office:value-type="string" office:string-value="0xF" calcext:value-type="string">
            <text:p>0xF</text:p>
          </table:table-cell>
          <table:table-cell table:style-name="ce53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53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53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53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53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53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53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53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53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53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53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53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53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07:37:37.1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14T08:48:24.243000000</dc:date>
    <meta:editing-duration>P1DT9H7M39S</meta:editing-duration>
    <meta:editing-cycles>69</meta:editing-cycles>
    <meta:generator>LibreOffice/7.6.0.3$Windows_X86_64 LibreOffice_project/69edd8b8ebc41d00b4de3915dc82f8f0fc3b6265</meta:generator>
    <meta:document-statistic meta:table-count="3" meta:cell-count="3681" meta:object-count="0"/>
  </office:meta>
</office:document-meta>
</file>